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05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0.9547in"/>
    </style:style>
    <style:style style:name="co6" style:family="table-column">
      <style:table-column-properties fo:break-before="auto" style:column-width="1.0366in"/>
    </style:style>
    <style:style style:name="co7" style:family="table-column">
      <style:table-column-properties fo:break-before="auto" style:column-width="1.11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0" style:family="table-cell" style:parent-style-name="Default" style:data-style-name="N60"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font-name="CM Roman" fo:font-size="12pt" style:font-size-asian="12pt" style:font-size-complex="12pt"/>
    </style:style>
    <style:style style:name="ce5" style:family="table-cell" style:parent-style-name="Default">
      <style:text-properties style:font-name="CM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  <style:text-properties style:font-name="CM Roman" fo:font-size="12pt" style:font-size-asian="12pt" style:font-size-complex="12pt"/>
    </style:style>
    <style:style style:name="ce7" style:family="table-cell" style:parent-style-name="Default" style:data-style-name="N60">
      <style:text-properties style:font-name="CM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CM Roman" fo:font-size="12pt" style:font-size-asian="12pt" style:font-size-complex="12pt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/>
      <style:text-properties style:font-name="CM Roman" fo:font-size="12pt" style:font-size-asian="12pt" style:font-size-complex="12pt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start" fo:margin-left="0in"/>
      <style:text-properties style:font-name="CM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style:font-name="CM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60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 mov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1" table:number-columns-repeated="1015" table:default-cell-style-name="ce4"/>
        <table:table-row table:style-name="ro3">
          <table:table-cell office:value-type="string" calcext:value-type="string">
            <text:p>dt</text:p>
          </table:table-cell>
          <table:table-cell table:style-name="ce7" office:value-type="float" office:value="0.00001" calcext:value-type="float">
            <text:p>1.00E-005</text:p>
          </table:table-cell>
          <table:table-cell office:value-type="string" calcext:value-type="string">
            <text:p>sec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</text:p>
          </table:table-cell>
          <table:table-cell table:style-name="ce12" office:value-type="float" office:value="0.13379124" calcext:value-type="float">
            <text:p>1.34E-001</text:p>
          </table:table-cell>
          <table:table-cell table:style-name="ce12" office:value-type="float" office:value="0.14473455" calcext:value-type="float">
            <text:p>1.45E-001</text:p>
          </table:table-cell>
          <table:table-cell table:style-name="ce12" office:value-type="float" office:value="0" calcext:value-type="float">
            <text:p>0.00E+000</text:p>
          </table:table-cell>
          <table:table-cell table:number-columns-repeated="2"/>
          <table:table-cell table:style-name="ce12" office:value-type="float" office:value="0.57688002" calcext:value-type="float">
            <text:p>5.77E-001</text:p>
          </table:table-cell>
          <table:table-cell table:style-name="ce12" office:value-type="float" office:value="0.62406529" calcext:value-type="float">
            <text:p>6.24E-001</text:p>
          </table:table-cell>
          <table:table-cell table:style-name="ce12" office:value-type="float" office:value="0" calcext:value-type="float">
            <text:p>0.00E+000</text:p>
          </table:table-cell>
          <table:table-cell table:number-columns-repeated="1015"/>
        </table:table-row>
        <table:table-row table:style-name="ro3">
          <table:table-cell/>
          <table:table-cell table:style-name="ce13" office:value-type="string" calcext:value-type="string">
            <text:p>Values of Ex, Ey check out vs. ParaView test_FieldSolve</text:p>
          </table:table-cell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5"/>
        </table:table-row>
        <table:table-row table:style-name="ro3">
          <table:table-cell/>
          <table:table-cell table:style-name="ce13"/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5"/>
        </table:table-row>
        <table:table-row table:style-name="ro3">
          <table:table-cell table:style-name="ce5" office:value-type="string" calcext:value-type="string">
            <text:p>Electron1</text:p>
          </table:table-cell>
          <table:table-cell table:number-columns-repeated="4"/>
          <table:table-cell table:style-name="ce5" office:value-type="string" calcext:value-type="string">
            <text:p>Electron2</text:p>
          </table:table-cell>
          <table:table-cell table:number-columns-repeated="1018"/>
        </table:table-row>
        <table:table-row table:style-name="ro3">
          <table:table-cell table:number-columns-repeated="7"/>
          <table:table-cell table:style-name="ce7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qom</text:p>
          </table:table-cell>
          <table:table-cell table:formula="of:=q_e/m_e" office:value-type="float" office:value="175882014896.038" calcext:value-type="float">
            <text:p>175882014896.038</text:p>
          </table:table-cell>
          <table:table-cell table:number-columns-repeated="3"/>
          <table:table-cell office:value-type="string" calcext:value-type="string">
            <text:p>qom</text:p>
          </table:table-cell>
          <table:table-cell table:formula="of:=q_e/m_e" office:value-type="float" office:value="175882014896.038" calcext:value-type="float">
            <text:p>175882014896.03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x0</text:p>
          </table:table-cell>
          <table:table-cell table:style-name="ce11" table:formula="of:=4.75*COS(PI()/4)" office:value-type="float" office:value="3.3587572106361" calcext:value-type="float">
            <text:p>3.3587572106</text:p>
          </table:table-cell>
          <table:table-cell table:style-name="ce11" table:formula="of:=4.75*SIN(PI()/4)" office:value-type="float" office:value="3.3587572106361" calcext:value-type="float">
            <text:p>3.3587572106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x0</text:p>
          </table:table-cell>
          <table:table-cell table:number-columns-repeated="2" table:style-name="ce11" office:value-type="float" office:value="0.77781746" calcext:value-type="float">
            <text:p>0.7778174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u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nd of step:</text:p>
          </table:table-cell>
          <table:table-cell table:style-name="ce11" table:number-columns-repeated="3"/>
          <table:table-cell table:number-columns-repeated="2"/>
          <table:table-cell table:style-name="ce11" table:number-columns-repeated="3"/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B12]-[.$C$8]*[.$B$1]*[.$B$3]" office:value-type="float" office:value="-235314.728666394" calcext:value-type="float">
            <text:p>-235314.728666394</text:p>
          </table:table-cell>
          <table:table-cell table:formula="of:=[.C12]-[.$C$8]*[.$B$1]*[.C$3]" office:value-type="float" office:value="-254562.042790713" calcext:value-type="float">
            <text:p>-254562.042790713</text:p>
          </table:table-cell>
          <table:table-cell table:formula="of:=[.D12]-[.$C$8]*[.$B$1]*[.D3]" office:value-type="float" office:value="0" calcext:value-type="float">
            <text:p>0</text:p>
          </table:table-cell>
          <table:table-cell/>
          <table:table-cell office:value-type="string" calcext:value-type="string">
            <text:p>u1</text:p>
          </table:table-cell>
          <table:table-cell table:formula="of:=[.G12]-[.$H$8]*[.$B$1]*[.G$3]" office:value-type="float" office:value="-1014628.20270867" calcext:value-type="float">
            <text:p>-1014628.20270867</text:p>
          </table:table-cell>
          <table:table-cell table:formula="of:=[.H12]-[.$H$8]*[.$B$1]*[.H$3]" office:value-type="float" office:value="-1097618.6063188" calcext:value-type="float">
            <text:p>-1097618.6063188</text:p>
          </table:table-cell>
          <table:table-cell table:formula="of:=[.I12]-[.$H$8]*[.$B$1]*[.I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.B11]+[.B14]*[.$B$1]" office:value-type="float" office:value="1.00560992397216" calcext:value-type="float">
            <text:p>1.005609924</text:p>
          </table:table-cell>
          <table:table-cell table:style-name="ce14" table:formula="of:=[.C11]+[.C14]*[.$B$1]" office:value-type="float" office:value="0.813136782728969" calcext:value-type="float">
            <text:p>0.8131367827</text:p>
          </table:table-cell>
          <table:table-cell table:style-name="ce14" table:formula="of:=[.D11]+[.D14]*[.$B$1]" office:value-type="float" office:value="0" calcext:value-type="float">
            <text:p>0</text:p>
          </table:table-cell>
          <table:table-cell/>
          <table:table-cell office:value-type="string" calcext:value-type="string">
            <text:p>x1</text:p>
          </table:table-cell>
          <table:table-cell table:style-name="ce14" table:formula="of:=[.G11]+[.G14]*[.$B$1]" office:value-type="float" office:value="-9.36846456708665" calcext:value-type="float">
            <text:p>-9.3684645671</text:p>
          </table:table-cell>
          <table:table-cell table:style-name="ce14" table:formula="of:=[.H11]+[.H14]*[.$B$1]" office:value-type="float" office:value="-10.198368603188" calcext:value-type="float">
            <text:p>-10.1983686032</text:p>
          </table:table-cell>
          <table:table-cell table:style-name="ce14" table:formula="of:=[.I11]+[.I14]*[.$B$1]" office:value-type="float" office:value="0" calcext:value-type="float">
            <text:p>0</text:p>
          </table:table-cell>
          <table:table-cell table:style-name="ce14" office:value-type="string" calcext:value-type="string">
            <text:p>: Values used in test_ParticleNonuniform.py</text:p>
          </table:table-cell>
          <table:table-cell table:style-name="ce14"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Not used:</text:p>
          </table:table-cell>
          <table:table-cell table:number-columns-repeated="1023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table:formula="of:=[.B14]-[.$C$8]*[.$B$1]*[.$B$3]" office:value-type="float" office:value="-470629.457332787" calcext:value-type="float">
            <text:p>-470629.457332787</text:p>
          </table:table-cell>
          <table:table-cell table:style-name="ce6" table:formula="of:=[.C14]-[.$C$8]*[.$B$1]*[.C$3]" office:value-type="float" office:value="-509124.085581426" calcext:value-type="float">
            <text:p>-509124.085581426</text:p>
          </table:table-cell>
          <table:table-cell table:style-name="ce6" table:formula="of:=[.D14]-[.$C$8]*[.$B$1]*[.D$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14]-[.$H$8]*[.$B$1]*[.G$3]" office:value-type="float" office:value="-2029256.40541733" calcext:value-type="float">
            <text:p>-2029256.40541733</text:p>
          </table:table-cell>
          <table:table-cell table:style-name="ce6" table:formula="of:=[.H14]-[.$H$3]*[.$B$1]*[.H8]" office:value-type="float" office:value="-2195237.2126376" calcext:value-type="float">
            <text:p>-2195237.2126376</text:p>
          </table:table-cell>
          <table:table-cell table:style-name="ce6" table:formula="of:=[.I14]+[.$H$8]*[.$B$1]*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6" table:formula="of:=[.B15]+[.B17]*[.$B$1]" office:value-type="float" office:value="-3.70068464935571" calcext:value-type="float">
            <text:p>-3.7006846494</text:p>
          </table:table-cell>
          <table:table-cell table:style-name="ce6" table:formula="of:=[.C15]+[.C17]*[.$B$1]" office:value-type="float" office:value="-4.27810407308529" calcext:value-type="float">
            <text:p>-4.2781040731</text:p>
          </table:table-cell>
          <table:table-cell table:style-name="ce6" table:formula="of:=[.D15]+[.D17]*[.$B$1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15]+[.G17]*[.$B$1]" office:value-type="float" office:value="-29.66102862126" calcext:value-type="float">
            <text:p>-29.6610286213</text:p>
          </table:table-cell>
          <table:table-cell table:style-name="ce6" table:formula="of:=[.H15]+[.H17]*[.$B$1]" office:value-type="float" office:value="-32.150740729564" calcext:value-type="float">
            <text:p>-32.1507407296</text:p>
          </table:table-cell>
          <table:table-cell table:style-name="ce6" table:formula="of:=[.I15]+[.I17]*[.$B$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 table:number-columns-repeated="9"/>
          <table:table-cell table:number-columns-repeated="1015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table:formula="of:=[.B17]-[.$C$8]*[.$B$1]*[.$B$3]" office:value-type="float" office:value="-705944.185999181" calcext:value-type="float">
            <text:p>-705944.185999181</text:p>
          </table:table-cell>
          <table:table-cell table:style-name="ce6" table:formula="of:=[.C17]-[.$C$8]*[.$B$1]*[.C$3]" office:value-type="float" office:value="-763686.128372139" calcext:value-type="float">
            <text:p>-763686.128372139</text:p>
          </table:table-cell>
          <table:table-cell table:style-name="ce6" table:formula="of:=[.D17]-[.$C$8]*[.$B$1]*[.D$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17]+[.$H$8]*[.$B$1]*[.$B$3]" office:value-type="float" office:value="-1793941.67675094" calcext:value-type="float">
            <text:p>-1793941.67675094</text:p>
          </table:table-cell>
          <table:table-cell table:style-name="ce6" table:formula="of:=[.H17]+[.$H$8]*[.$B$1]*[.$C$3]" office:value-type="float" office:value="-1940675.16984689" calcext:value-type="float">
            <text:p>-1940675.16984689</text:p>
          </table:table-cell>
          <table:table-cell table:style-name="ce6" table:formula="of:=[.I17]+[.$H$8]*[.$B$1]*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6" table:formula="of:=[.B18]+[.B20]*[.$B$1]" office:value-type="float" office:value="-10.7601265093475" calcext:value-type="float">
            <text:p>-10.7601265093</text:p>
          </table:table-cell>
          <table:table-cell table:style-name="ce6" table:formula="of:=[.C18]+[.C20]*[.$B$1]" office:value-type="float" office:value="-11.9149653568067" calcext:value-type="float">
            <text:p>-11.9149653568</text:p>
          </table:table-cell>
          <table:table-cell table:style-name="ce6" table:formula="of:=[.D18]+[.D20]*[.$B$1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18]+[.G20]*[.$B$1]" office:value-type="float" office:value="-47.6004453887693" calcext:value-type="float">
            <text:p>-47.6004453888</text:p>
          </table:table-cell>
          <table:table-cell table:style-name="ce6" table:formula="of:=[.H18]+[.H20]*[.$B$1]" office:value-type="float" office:value="-51.5574924280329" calcext:value-type="float">
            <text:p>-51.557492428</text:p>
          </table:table-cell>
          <table:table-cell table:style-name="ce6" table:formula="of:=[.I18]+[.I20]*[.$B$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 table:number-columns-repeated="9"/>
          <table:table-cell table:number-columns-repeated="1015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6" table:formula="of:=[.B20]-[.$C$8]*[.$B$1]*[.$B$3]" office:value-type="float" office:value="-941258.914665574" calcext:value-type="float">
            <text:p>-941258.914665574</text:p>
          </table:table-cell>
          <table:table-cell table:style-name="ce6" table:formula="of:=[.C20]-[.$C$8]*[.$B$1]*[.C$3]" office:value-type="float" office:value="-1018248.17116285" calcext:value-type="float">
            <text:p>-1018248.17116285</text:p>
          </table:table-cell>
          <table:table-cell table:style-name="ce6" table:formula="of:=[.D20]-[.$C$8]*[.$B$1]*[.D$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20]+[.$H$8]*[.$B$1]*[.$B$3]" office:value-type="float" office:value="-1558626.94808454" calcext:value-type="float">
            <text:p>-1558626.94808454</text:p>
          </table:table-cell>
          <table:table-cell table:style-name="ce6" table:formula="of:=[.H20]+[.$H$8]*[.$B$1]*[.$C$3]" office:value-type="float" office:value="-1686113.12705618" calcext:value-type="float">
            <text:p>-1686113.12705618</text:p>
          </table:table-cell>
          <table:table-cell table:style-name="ce6" table:formula="of:=[.I20]+[.$H$8]*[.$B$1]*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6" table:formula="of:=[.B21]+[.B23]*[.$B$1]" office:value-type="float" office:value="-20.1727156560033" calcext:value-type="float">
            <text:p>-20.172715656</text:p>
          </table:table-cell>
          <table:table-cell table:style-name="ce6" table:formula="of:=[.C21]+[.C23]*[.$B$1]" office:value-type="float" office:value="-22.0974470684352" calcext:value-type="float">
            <text:p>-22.0974470684</text:p>
          </table:table-cell>
          <table:table-cell table:style-name="ce6" table:formula="of:=[.D21]+[.D23]*[.$B$1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21]+[.G23]*[.$B$1]" office:value-type="float" office:value="-63.1867148696148" calcext:value-type="float">
            <text:p>-63.1867148696</text:p>
          </table:table-cell>
          <table:table-cell table:style-name="ce6" table:formula="of:=[.H21]+[.H23]*[.$B$1]" office:value-type="float" office:value="-68.4186236985947" calcext:value-type="float">
            <text:p>-68.4186236986</text:p>
          </table:table-cell>
          <table:table-cell table:style-name="ce6" table:formula="of:=[.I21]+[.I23]*[.$B$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 table:number-columns-repeated="9"/>
          <table:table-cell table:number-columns-repeated="1015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table:formula="of:=[.B23]-[.$C$8]*[.$B$1]*[.$B$3]" office:value-type="float" office:value="-1176573.64333197" calcext:value-type="float">
            <text:p>-1176573.64333197</text:p>
          </table:table-cell>
          <table:table-cell table:style-name="ce6" table:formula="of:=[.C23]-[.$C$8]*[.$B$1]*[.C$3]" office:value-type="float" office:value="-1272810.21395357" calcext:value-type="float">
            <text:p>-1272810.21395357</text:p>
          </table:table-cell>
          <table:table-cell table:style-name="ce6" table:formula="of:=[.D23]-[.$C$8]*[.$B$1]*[.D$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23]+[.$H$8]*[.$B$1]*[.$B$3]" office:value-type="float" office:value="-1323312.21941815" calcext:value-type="float">
            <text:p>-1323312.21941815</text:p>
          </table:table-cell>
          <table:table-cell table:style-name="ce6" table:formula="of:=[.H23]+[.$H$8]*[.$B$1]*[.$C$3]" office:value-type="float" office:value="-1431551.08426546" calcext:value-type="float">
            <text:p>-1431551.08426546</text:p>
          </table:table-cell>
          <table:table-cell table:style-name="ce6" table:formula="of:=[.I23]+[.$H$8]*[.$B$1]*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6" table:formula="of:=[.B24]+[.B26]*[.$B$1]" office:value-type="float" office:value="-31.9384520893229" calcext:value-type="float">
            <text:p>-31.9384520893</text:p>
          </table:table-cell>
          <table:table-cell table:style-name="ce6" table:formula="of:=[.C24]+[.C26]*[.$B$1]" office:value-type="float" office:value="-34.8255492079709" calcext:value-type="float">
            <text:p>-34.825549208</text:p>
          </table:table-cell>
          <table:table-cell table:style-name="ce6" table:formula="of:=[.D24]+[.D26]*[.$B$1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24]+[.G26]*[.$B$1]" office:value-type="float" office:value="-76.4198370637963" calcext:value-type="float">
            <text:p>-76.4198370638</text:p>
          </table:table-cell>
          <table:table-cell table:style-name="ce6" table:formula="of:=[.H24]+[.H26]*[.$B$1]" office:value-type="float" office:value="-82.7341345412493" calcext:value-type="float">
            <text:p>-82.7341345412</text:p>
          </table:table-cell>
          <table:table-cell table:style-name="ce6" table:formula="of:=[.I24]+[.I26]*[.$B$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 table:number-columns-repeated="9"/>
          <table:table-cell table:number-columns-repeated="1015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table:formula="of:=[.B26]-[.$C$8]*[.$B$1]*[.$B$3]" office:value-type="float" office:value="-1411888.37199836" calcext:value-type="float">
            <text:p>-1411888.37199836</text:p>
          </table:table-cell>
          <table:table-cell table:style-name="ce6" table:formula="of:=[.C26]-[.$C$8]*[.$B$1]*[.C$3]" office:value-type="float" office:value="-1527372.25674428" calcext:value-type="float">
            <text:p>-1527372.25674428</text:p>
          </table:table-cell>
          <table:table-cell table:style-name="ce6" table:formula="of:=[.D26]-[.$C$8]*[.$B$1]*[.D$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26]+[.$H$8]*[.$B$1]*[.$B$3]" office:value-type="float" office:value="-1087997.49075176" calcext:value-type="float">
            <text:p>-1087997.49075176</text:p>
          </table:table-cell>
          <table:table-cell table:style-name="ce6" table:formula="of:=[.H26]+[.$H$8]*[.$B$1]*[.$C$3]" office:value-type="float" office:value="-1176989.04147475" calcext:value-type="float">
            <text:p>-1176989.04147475</text:p>
          </table:table-cell>
          <table:table-cell table:style-name="ce6" table:formula="of:=[.I26]+[.$H$8]*[.$B$1]*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6" table:formula="of:=[.B27]+[.B29]*[.$B$1]" office:value-type="float" office:value="-46.0573358093065" calcext:value-type="float">
            <text:p>-46.0573358093</text:p>
          </table:table-cell>
          <table:table-cell table:style-name="ce6" table:formula="of:=[.C27]+[.C29]*[.$B$1]" office:value-type="float" office:value="-50.0992717754137" calcext:value-type="float">
            <text:p>-50.0992717754</text:p>
          </table:table-cell>
          <table:table-cell table:style-name="ce6" table:formula="of:=[.D27]+[.D29]*[.$B$1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27]+[.G29]*[.$B$1]" office:value-type="float" office:value="-87.2998119713138" calcext:value-type="float">
            <text:p>-87.2998119713</text:p>
          </table:table-cell>
          <table:table-cell table:style-name="ce6" table:formula="of:=[.H27]+[.H29]*[.$B$1]" office:value-type="float" office:value="-94.5040249559968" calcext:value-type="float">
            <text:p>-94.504024956</text:p>
          </table:table-cell>
          <table:table-cell table:style-name="ce6" table:formula="of:=[.I27]+[.I29]*[.$B$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 table:number-columns-repeated="9"/>
          <table:table-cell table:number-columns-repeated="1015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table:formula="of:=[.B29]-[.$C$8]*[.$B$1]*[.$B$3]" office:value-type="float" office:value="-1647203.10066475" calcext:value-type="float">
            <text:p>-1647203.10066475</text:p>
          </table:table-cell>
          <table:table-cell table:style-name="ce6" table:formula="of:=[.C29]-[.$C$8]*[.$B$1]*[.C$3]" office:value-type="float" office:value="-1781934.29953499" calcext:value-type="float">
            <text:p>-1781934.29953499</text:p>
          </table:table-cell>
          <table:table-cell table:style-name="ce6" table:formula="of:=[.D29]-[.$C$8]*[.$B$1]*[.D$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29]+[.$H$8]*[.$B$1]*[.$B$3]" office:value-type="float" office:value="-852682.762085363" calcext:value-type="float">
            <text:p>-852682.762085363</text:p>
          </table:table-cell>
          <table:table-cell table:style-name="ce6" table:formula="of:=[.H29]+[.$H$8]*[.$B$1]*[.$C$3]" office:value-type="float" office:value="-922426.998684036" calcext:value-type="float">
            <text:p>-922426.998684036</text:p>
          </table:table-cell>
          <table:table-cell table:style-name="ce6" table:formula="of:=[.I29]+[.$H$8]*[.$B$1]*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6" table:formula="of:=[.B30]+[.B32]*[.$B$1]" office:value-type="float" office:value="-62.5293668159541" calcext:value-type="float">
            <text:p>-62.529366816</text:p>
          </table:table-cell>
          <table:table-cell table:style-name="ce6" table:formula="of:=[.C30]+[.C32]*[.$B$1]" office:value-type="float" office:value="-67.9186147707636" calcext:value-type="float">
            <text:p>-67.9186147708</text:p>
          </table:table-cell>
          <table:table-cell table:style-name="ce6" table:formula="of:=[.D30]+[.D32]*[.$B$1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30]+[.G32]*[.$B$1]" office:value-type="float" office:value="-95.8266395921674" calcext:value-type="float">
            <text:p>-95.8266395922</text:p>
          </table:table-cell>
          <table:table-cell table:style-name="ce6" table:formula="of:=[.H30]+[.H32]*[.$B$1]" office:value-type="float" office:value="-103.728294942837" calcext:value-type="float">
            <text:p>-103.7282949428</text:p>
          </table:table-cell>
          <table:table-cell table:style-name="ce6" table:formula="of:=[.I30]+[.I32]*[.$B$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 table:number-columns-repeated="9"/>
          <table:table-cell table:number-columns-repeated="1015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6" table:formula="of:=[.B32]-[.$C$8]*[.$B$1]*[.$B$3]" office:value-type="float" office:value="-1882517.82933115" calcext:value-type="float">
            <text:p>-1882517.82933115</text:p>
          </table:table-cell>
          <table:table-cell table:style-name="ce6" table:formula="of:=[.C32]-[.$C$8]*[.$B$1]*[.C$3]" office:value-type="float" office:value="-2036496.3423257" calcext:value-type="float">
            <text:p>-2036496.3423257</text:p>
          </table:table-cell>
          <table:table-cell table:style-name="ce6" table:formula="of:=[.D32]-[.$C$8]*[.$B$1]*[.D$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32]+[.$H$8]*[.$B$1]*[.$B$3]" office:value-type="float" office:value="-617368.033418969" calcext:value-type="float">
            <text:p>-617368.033418969</text:p>
          </table:table-cell>
          <table:table-cell table:style-name="ce6" table:formula="of:=[.H32]+[.$H$8]*[.$B$1]*[.$C$3]" office:value-type="float" office:value="-667864.955893323" calcext:value-type="float">
            <text:p>-667864.955893323</text:p>
          </table:table-cell>
          <table:table-cell table:style-name="ce6" table:formula="of:=[.I32]+[.$H$8]*[.$B$1]*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6" table:formula="of:=[.B33]+[.B35]*[.$B$1]" office:value-type="float" office:value="-81.3545451092656" calcext:value-type="float">
            <text:p>-81.3545451093</text:p>
          </table:table-cell>
          <table:table-cell table:style-name="ce6" table:formula="of:=[.C33]+[.C35]*[.$B$1]" office:value-type="float" office:value="-88.2835781940206" calcext:value-type="float">
            <text:p>-88.283578194</text:p>
          </table:table-cell>
          <table:table-cell table:style-name="ce6" table:formula="of:=[.D33]+[.D35]*[.$B$1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33]+[.G35]*[.$B$1]" office:value-type="float" office:value="-102.000319926357" calcext:value-type="float">
            <text:p>-102.0003199264</text:p>
          </table:table-cell>
          <table:table-cell table:style-name="ce6" table:formula="of:=[.H33]+[.H35]*[.$B$1]" office:value-type="float" office:value="-110.40694450177" calcext:value-type="float">
            <text:p>-110.4069445018</text:p>
          </table:table-cell>
          <table:table-cell table:style-name="ce6" table:formula="of:=[.I33]+[.I35]*[.$B$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 table:number-columns-repeated="9"/>
          <table:table-cell table:number-columns-repeated="1015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6" table:formula="of:=[.B35]-[.$C$8]*[.$B$1]*[.$B$3]" office:value-type="float" office:value="-2117832.55799754" calcext:value-type="float">
            <text:p>-2117832.55799754</text:p>
          </table:table-cell>
          <table:table-cell table:style-name="ce6" table:formula="of:=[.C35]-[.$C$8]*[.$B$1]*[.C$3]" office:value-type="float" office:value="-2291058.38511642" calcext:value-type="float">
            <text:p>-2291058.38511642</text:p>
          </table:table-cell>
          <table:table-cell table:style-name="ce6" table:formula="of:=[.D35]-[.$C$8]*[.$B$1]*[.D$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35]+[.$H$8]*[.$B$1]*[.$B$3]" office:value-type="float" office:value="-382053.304752575" calcext:value-type="float">
            <text:p>-382053.304752575</text:p>
          </table:table-cell>
          <table:table-cell table:style-name="ce6" table:formula="of:=[.H35]+[.$H$8]*[.$B$1]*[.$C$3]" office:value-type="float" office:value="-413302.91310261" calcext:value-type="float">
            <text:p>-413302.91310261</text:p>
          </table:table-cell>
          <table:table-cell table:style-name="ce6" table:formula="of:=[.I35]+[.$H$8]*[.$B$1]*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6" table:formula="of:=[.B36]+[.B38]*[.$B$1]" office:value-type="float" office:value="-102.532870689241" calcext:value-type="float">
            <text:p>-102.5328706892</text:p>
          </table:table-cell>
          <table:table-cell table:style-name="ce6" table:formula="of:=[.C36]+[.C38]*[.$B$1]" office:value-type="float" office:value="-111.194162045185" calcext:value-type="float">
            <text:p>-111.1941620452</text:p>
          </table:table-cell>
          <table:table-cell table:style-name="ce6" table:formula="of:=[.D36]+[.D38]*[.$B$1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36]+[.G38]*[.$B$1]" office:value-type="float" office:value="-105.820852973883" calcext:value-type="float">
            <text:p>-105.8208529739</text:p>
          </table:table-cell>
          <table:table-cell table:style-name="ce6" table:formula="of:=[.H36]+[.H38]*[.$B$1]" office:value-type="float" office:value="-114.539973632796" calcext:value-type="float">
            <text:p>-114.5399736328</text:p>
          </table:table-cell>
          <table:table-cell table:style-name="ce6" table:formula="of:=[.I36]+[.I38]*[.$B$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 table:number-columns-repeated="9"/>
          <table:table-cell table:number-columns-repeated="1015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6" table:formula="of:=[.B38]-[.$C$8]*[.$B$1]*[.$B$3]" office:value-type="float" office:value="-2353147.28666394" calcext:value-type="float">
            <text:p>-2353147.28666394</text:p>
          </table:table-cell>
          <table:table-cell table:style-name="ce6" table:formula="of:=[.C38]-[.$C$8]*[.$B$1]*[.C$3]" office:value-type="float" office:value="-2545620.42790713" calcext:value-type="float">
            <text:p>-2545620.42790713</text:p>
          </table:table-cell>
          <table:table-cell table:style-name="ce6" table:formula="of:=[.D38]-[.$C$8]*[.$B$1]*[.D$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38]+[.$H$8]*[.$B$1]*[.$B$3]" office:value-type="float" office:value="-146738.576086182" calcext:value-type="float">
            <text:p>-146738.576086182</text:p>
          </table:table-cell>
          <table:table-cell table:style-name="ce6" table:formula="of:=[.H38]+[.$H$8]*[.$B$1]*[.$C$3]" office:value-type="float" office:value="-158740.870311897" calcext:value-type="float">
            <text:p>-158740.870311897</text:p>
          </table:table-cell>
          <table:table-cell table:style-name="ce6" table:formula="of:=[.I38]+[.$H$8]*[.$B$1]*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6" table:formula="of:=[.B39]+[.B41]*[.$B$1]" office:value-type="float" office:value="-126.06434355588" calcext:value-type="float">
            <text:p>-126.0643435559</text:p>
          </table:table-cell>
          <table:table-cell table:style-name="ce6" table:formula="of:=[.C39]+[.C41]*[.$B$1]" office:value-type="float" office:value="-136.650366324256" calcext:value-type="float">
            <text:p>-136.6503663243</text:p>
          </table:table-cell>
          <table:table-cell table:style-name="ce6" table:formula="of:=[.D39]+[.D41]*[.$B$1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G39]+[.G41]*[.$B$1]" office:value-type="float" office:value="-107.288238734745" calcext:value-type="float">
            <text:p>-107.2882387347</text:p>
          </table:table-cell>
          <table:table-cell table:style-name="ce6" table:formula="of:=[.H39]+[.H41]*[.$B$1]" office:value-type="float" office:value="-116.127382335915" calcext:value-type="float">
            <text:p>-116.1273823359</text:p>
          </table:table-cell>
          <table:table-cell table:style-name="ce6" table:formula="of:=[.I39]+[.I41]*[.$B$1]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j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r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gfactor</text:p>
          </table:table-cell>
          <table:table-cell table:formula="of:=LN([.D1]/[.D2])" office:value-type="float" office:value="-1.6094379124341" calcext:value-type="float">
            <text:p>-1.609437912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Voltage at rmi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Voltage at rmax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Vol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0</text:p>
          </table:table-cell>
          <table:table-cell table:formula="of:=([.D6]/[.D3])" office:value-type="float" office:value="0.932002401839418" calcext:value-type="float">
            <text:p>0.932002401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t r =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V=</text:p>
          </table:table-cell>
          <table:table-cell table:formula="of:=[.D7]*LN([.D1]/[.D8])" office:value-type="float" office:value="-1.5" calcext:value-type="float">
            <text:p>-1.5</text:p>
          </table:table-cell>
          <table:table-cell office:value-type="string" calcext:value-type="string">
            <text:p>V/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=</text:p>
          </table:table-cell>
          <table:table-cell table:formula="of:=[.$D$7]/[.D8]" office:value-type="float" office:value="0.186400480367884" calcext:value-type="float">
            <text:p>0.1864004804</text:p>
          </table:table-cell>
          <table:table-cell office:value-type="string" calcext:value-type="string">
            <text:p>V/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r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(r0)</text:p>
          </table:table-cell>
          <table:table-cell table:formula="of:=[.$D$7]/[.D12]" office:value-type="float" office:value="0.186400480367884" calcext:value-type="float">
            <text:p>0.186400480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style-name="ce9" office:value-type="string" calcext:value-type="string">
            <text:p>Time to travel 1 meter at this field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qom</text:p>
          </table:table-cell>
          <table:table-cell table:formula="of:=q_e/m_e" office:value-type="float" office:value="175882014896.038" calcext:value-type="float">
            <text:p>175882014896.03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cceleration:</text:p>
          </table:table-cell>
          <table:table-cell table:style-name="ce10" table:formula="of:=[.D16]*[.D13]" office:value-type="float" office:value="32784492064.6927" calcext:value-type="float">
            <text:p>3.28E+010</text:p>
          </table:table-cell>
          <table:table-cell office:value-type="string" calcext:value-type="string">
            <text:p>m/s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</text:p>
          </table:table-cell>
          <table:table-cell table:style-name="ce10" table:formula="of:=SQRT(2/[.D17])" office:value-type="float" office:value="0.00000781053473448912" calcext:value-type="float">
            <text:p>7.81E-006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step</text:p>
          </table:table-cell>
          <table:table-cell table:formula="of:=[.D18]/10" office:value-type="float" office:value="0.000000781053473448912" calcext:value-type="float">
            <text:p>7.81053473448912E-007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t</text:p>
          </table:table-cell>
          <table:table-cell table:style-name="ce10" office:value-type="float" office:value="0.000001" calcext:value-type="float">
            <text:p>1.00E-006</text:p>
          </table:table-cell>
          <table:table-cell office:value-type="string" calcext:value-type="string">
            <text:p>sec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nsts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table:style-name="ce18" office:value-type="string" calcext:value-type="string">
            <text:p>Char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_e</text:p>
          </table:table-cell>
          <table:table-cell table:style-name="ce19" table:formula="of:=1.602176487E-019" office:value-type="float" office:value="1.602176487E-019" calcext:value-type="float">
            <text:p>1.602176487E-019</text:p>
          </table:table-cell>
          <table:table-cell office:value-type="string" calcext:value-type="string">
            <text:p>Coulomb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8" office:value-type="string" calcext:value-type="string">
            <text:p>Ma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_e</text:p>
          </table:table-cell>
          <table:table-cell table:style-name="ce19" table:formula="of:=9.10938215E-031" office:value-type="float" office:value="9.10938215E-031" calcext:value-type="float">
            <text:p>9.10938215E-031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/>
          <table:table-cell office:value-type="string" calcext:value-type="string">
            <text:p>m_p</text:p>
          </table:table-cell>
          <table:table-cell table:style-name="ce17" office:value-type="float" office:value="1.672621637E-027" calcext:value-type="float">
            <text:p>1.67E-0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U</text:p>
          </table:table-cell>
          <table:table-cell table:style-name="ce20" office:value-type="float" office:value="1.660538782E-027" calcext:value-type="float">
            <text:p>1.66E-027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/>
          <table:table-cell office:value-type="string" calcext:value-type="string">
            <text:p>m_p/AMU</text:p>
          </table:table-cell>
          <table:table-cell table:formula="of:=m_p/AMU" office:value-type="float" office:value="1.0072764666089" calcext:value-type="float">
            <text:p>1.007276466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_e/AMU</text:p>
          </table:table-cell>
          <table:table-cell table:formula="of:=[.C8]/[.C6]" office:value-type="float" office:value="1822.88848426454" calcext:value-type="float">
            <text:p>1822.88848426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_e/m_p</text:p>
          </table:table-cell>
          <table:table-cell table:formula="of:=[.C7]/[.C6]" office:value-type="float" office:value="1836.15267145204" calcext:value-type="float">
            <text:p>1836.152671452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eV</text:p>
          </table:table-cell>
          <table:table-cell table:style-name="ce20" office:value-type="float" office:value="11604.505" calcext:value-type="float">
            <text:p>1.16E+004</text:p>
          </table:table-cell>
          <table:table-cell office:value-type="string" calcext:value-type="string">
            <text:p>K</text:p>
          </table:table-cell>
        </table:table-row>
      </table:table>
      <table:named-expressions>
        <table:named-range table:name="AMU" table:base-cell-address="$consts.$B$6" table:cell-range-address="$consts.$C$8"/>
        <table:named-range table:name="eV" table:base-cell-address="$consts.$B$8" table:cell-range-address="$consts.$C$14"/>
        <table:named-range table:name="m_e" table:base-cell-address="$consts.$B$4" table:cell-range-address="$consts.$C$6"/>
        <table:named-range table:name="m_p" table:base-cell-address="$consts.$B$5" table:cell-range-address="$consts.$C$7"/>
        <table:named-range table:name="q_e" table:base-cell-address="$consts.$B$3" table:cell-range-address="$consts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4:10:52.613527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6-01-17T07:34:07.330043896</meta:creation-date>
    <dc:date>2017-11-12T14:47:53.967065928</dc:date>
    <dc:creator>Thomas Hughes</dc:creator>
    <meta:editing-duration>P3DT7H45M9S</meta:editing-duration>
    <meta:editing-cycles>19</meta:editing-cycles>
    <meta:generator>LibreOffice/4.3.7.2$Linux_X86_64 LibreOffice_project/430$Build-2</meta:generator>
    <meta:document-statistic meta:table-count="3" meta:cell-count="244" meta:object-count="0"/>
    <meta:user-defined meta:name=""/>
  </office:meta>
</office:document-meta>
</file>